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P2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3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4" style:family="paragraph" style:parent-style-name="Standard">
      <style:text-properties style:text-position="0% 100%" style:font-name="DejaVu Sans" fo:font-size="12pt" fo:language="sv" fo:country="SE" fo:font-style="normal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P5" style:family="paragraph" style:parent-style-name="Standard">
      <style:text-properties style:text-position="sub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6" style:family="paragraph" style:parent-style-name="Standard">
      <style:text-properties style:text-position="super 58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7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8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9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10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1" style:family="paragraph" style:parent-style-name="Standard">
      <style:paragraph-properties fo:break-before="page"/>
      <style:text-properties style:font-name="DejaVu Sans" fo:font-size="12pt" style:font-name-asian="DejaVu Sans" style:font-size-asian="12pt" style:font-name-complex="DejaVu Sans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fo:language="sv" fo:country="S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4" style:family="text">
      <style:text-properties style:text-position="sub 58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5" style:family="text">
      <style:text-properties style:text-position="sub 58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6" style:family="text">
      <style:text-properties style:text-position="sub 58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7" style:family="text">
      <style:text-properties style:text-position="sub 58%" fo:language="sv" fo:country="SE" fo:font-style="normal" style:font-style-asian="normal" style:font-style-complex="normal"/>
    </style:style>
    <style:style style:name="T8" style:family="text">
      <style:text-properties style:text-position="sub 58%" fo:background-color="#ff9966"/>
    </style:style>
    <style:style style:name="T9" style:family="text">
      <style:text-properties style:text-position="sub 58%" fo:background-color="#99ccff"/>
    </style:style>
    <style:style style:name="T10" style:family="text">
      <style:text-properties style:text-position="super 58%" fo:language="sv" fo:country="S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position="0% 100%" fo:language="sv" fo:country="SE" fo:font-style="normal" fo:font-weight="normal" fo:background-color="#ffff00" style:font-style-asian="normal" style:font-weight-asian="normal" style:font-style-complex="normal" style:font-weight-complex="normal"/>
    </style:style>
    <style:style style:name="T13" style:family="text">
      <style:text-properties style:text-position="0% 100%" fo:language="sv" fo:country="SE" fo:font-style="normal" fo:font-weight="normal" fo:background-color="#23ff23" style:font-style-asian="normal" style:font-weight-asian="normal" style:font-style-complex="normal" style:font-weight-complex="normal"/>
    </style:style>
    <style:style style:name="T14" style:family="text">
      <style:text-properties style:text-position="0% 100%" fo:language="sv" fo:country="SE" fo:font-style="normal" fo:font-weight="normal" fo:background-color="#ff9966" style:font-style-asian="normal" style:font-weight-asian="normal" style:font-style-complex="normal" style:font-weight-complex="normal"/>
    </style:style>
    <style:style style:name="T15" style:family="text">
      <style:text-properties style:text-position="0% 100%" fo:language="sv" fo:country="SE" fo:font-style="normal" fo:font-weight="normal" fo:background-color="#99ccff" style:font-style-asian="normal" style:font-weight-asian="normal" style:font-style-complex="normal" style:font-weight-complex="normal"/>
    </style:style>
    <style:style style:name="T16" style:family="text">
      <style:text-properties style:text-position="0% 100%" fo:language="sv" fo:country="SE" fo:font-style="normal" style:font-style-asian="normal" style:font-style-complex="normal"/>
    </style:style>
    <style:style style:name="T17" style:family="text">
      <style:text-properties style:text-position="0% 100%" fo:language="sv" fo:country="SE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text-position="0% 100%" fo:language="sv" fo:country="SE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background-color="#ff9966"/>
    </style:style>
    <style:style style:name="T20" style:family="text">
      <style:text-properties fo:background-color="#00b8ff"/>
    </style:style>
    <style:style style:name="T21" style:family="text">
      <style:text-properties fo:background-color="#99ccf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fo:background-color="#99ccff" style:background-transparency="0%" fo:padding="0cm" fo:border="none" draw:ole-draw-aspect="1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duktion av ordning:</text:p>
      <text:p text:style-name="P3"/>
      <text:p text:style-name="P3"><text:tab/>L(D)y = 0</text:p>
      <text:p text:style-name="P1"><text:span text:style-name="T16"><text:tab/>y</text:span><text:span text:style-name="T7">1</text:span><text:span text:style-name="T16"> är en känd icke-trivial lösning.</text:span></text:p>
      <text:p text:style-name="P3"><text:tab/></text:p>
      <text:p text:style-name="P2"><text:span text:style-name="T11"><text:tab/>y(x) </text:span><text:span text:style-name="T16">≜</text:span><text:span text:style-name="T11"> u(x)y</text:span><text:span text:style-name="T2">1</text:span><text:span text:style-name="T11">(x)</text:span></text:p>
      <text:p text:style-name="P3"><text:tab/>L(D)y = g(x)</text:p>
      <text:p text:style-name="P3"><text:tab/></text:p>
      <text:p text:style-name="P3"/>
      <text:p text:style-name="P3">Variation av parametrar:</text:p>
      <text:p text:style-name="P3"/>
      <text:p text:style-name="P3"><text:tab/>y'' + P(x)y' + Q(x)y = ƒ(x)</text:p>
      <text:p text:style-name="P3"/>
      <text:p text:style-name="P2"><text:span text:style-name="T11"><text:tab/>Låt <text:s/>y</text:span><text:span text:style-name="T2">1</text:span><text:span text:style-name="T11"> <text:s/>och <text:s/>y</text:span><text:span text:style-name="T2">2</text:span><text:span text:style-name="T11"> <text:s/>vara linjärt oberoende lösningar till den homogena ekvationen</text:span></text:p>
      <text:p text:style-name="P3"/>
      <text:p text:style-name="P2"><text:span text:style-name="T11"><text:tab/><text:tab/>y = C</text:span><text:span text:style-name="T2">1</text:span><text:span text:style-name="T11">y</text:span><text:span text:style-name="T2">1</text:span><text:span text:style-name="T11"> + C</text:span><text:span text:style-name="T2">2</text:span><text:span text:style-name="T11">y</text:span><text:span text:style-name="T2">2</text:span></text:p>
      <text:p text:style-name="P3"/>
      <text:p text:style-name="P3"><text:tab/>En partikulärlösning sökes.</text:p>
      <text:p text:style-name="P2"><text:span text:style-name="T11"><text:tab/>Välj: y</text:span><text:span text:style-name="T2">1</text:span><text:span text:style-name="T11">u</text:span><text:span text:style-name="T2">1</text:span><text:span text:style-name="T11">' + y</text:span><text:span text:style-name="T2">2</text:span><text:span text:style-name="T11">u</text:span><text:span text:style-name="T2">2</text:span><text:span text:style-name="T11">' = 0</text:span></text:p>
      <text:p text:style-name="P2"><text:span text:style-name="T11"><text:tab/>Då erhålles: y</text:span><text:span text:style-name="T2">1</text:span><text:span text:style-name="T11">'u</text:span><text:span text:style-name="T2">1</text:span><text:span text:style-name="T11">' + y</text:span><text:span text:style-name="T2">2</text:span><text:span text:style-name="T11">'u</text:span><text:span text:style-name="T2">2</text:span><text:span text:style-name="T11">' = ƒ</text:span></text:p>
      <text:p text:style-name="P3"/>
      <text:p text:style-name="P3"/>
      <text:p text:style-name="P3"/>
      <text:p text:style-name="P3"/>
      <text:p text:style-name="P3"/>
      <text:p text:style-name="P3">System av linjära första ordningens ODE:</text:p>
      <text:p text:style-name="P3"/>
      <text:p text:style-name="P2"><text:span text:style-name="T11"><text:tab/></text:span><text:span text:style-name="T11"><draw:frame draw:style-name="fr1" draw:name="Object23" text:anchor-type="as-char" svg:width="1.729cm" svg:height="0.557cm" draw:z-index="1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"/>
      <text:p text:style-name="P2"><text:span text:style-name="T11"><text:tab/></text:span><text:span text:style-name="T11"><draw:frame draw:style-name="fr1" draw:name="Object1" text:anchor-type="as-char" svg:width="3.461cm" svg:height="1.25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24" text:anchor-type="as-char" svg:width="3.022cm" svg:height="0.557cm" draw:z-index="13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6"/>
      <text:p text:style-name="P2"><text:span text:style-name="T10"><text:tab/></text:span><text:span text:style-name="T10"><draw:frame draw:style-name="fr1" draw:name="Object25" text:anchor-type="as-char" svg:width="2.633cm" svg:height="0.57cm" draw:z-index="14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3"/>
      <text:p text:style-name="P3"/>
      <text:p text:style-name="P2"><text:span text:style-name="T11">Två lösningar till </text:span><text:span text:style-name="T17"><draw:frame draw:style-name="fr1" draw:name="Object26" text:anchor-type="as-char" svg:width="1.729cm" svg:height="0.557cm" draw:z-index="15"><draw:object xlink:href="./Object 26" xlink:type="simple" xlink:show="embed" xlink:actuate="onLoad"/><draw:image xlink:href="./ObjectReplacements/Object 26" xlink:type="simple" xlink:show="embed" xlink:actuate="onLoad"/></draw:frame></text:span><text:span text:style-name="T11">:</text:span></text:p>
      <text:p text:style-name="P3"/>
      <text:p text:style-name="P2"><text:span text:style-name="T11"><text:tab/></text:span><text:span text:style-name="T2"><draw:frame draw:style-name="fr1" draw:name="Object27" text:anchor-type="as-char" svg:width="2.159cm" svg:height="0.626cm" draw:z-index="1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3"/>
      <text:p text:style-name="P2"><text:span text:style-name="T11">Då är även</text:span><text:span text:style-name="T11"><draw:frame draw:style-name="fr1" draw:name="Object36" text:anchor-type="as-char" svg:width="3.016cm" svg:height="0.626cm" draw:z-index="17"><draw:object xlink:href="./Object 36" xlink:type="simple" xlink:show="embed" xlink:actuate="onLoad"/><draw:image xlink:href="./ObjectReplacements/Object 36" xlink:type="simple" xlink:show="embed" xlink:actuate="onLoad"/></draw:frame></text:span><text:span text:style-name="T11">lösningar.</text:span></text:p>
      <text:p text:style-name="P2"><text:span text:style-name="T11"/></text:p>
      <text:p text:style-name="P11"><text:span text:style-name="T2"><draw:frame draw:style-name="fr1" draw:name="Object28" text:anchor-type="as-char" svg:width="2.159cm" svg:height="0.626cm" draw:z-index="22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är linjärt oberoende.</text:span></text:p>
      <text:p text:style-name="P3"/>
      <text:p text:style-name="P3"><draw:frame draw:style-name="fr1" draw:name="Object2" text:anchor-type="as-char" svg:width="4.302cm" svg:height="1.25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2"><text:span text:style-name="T17">Φ</text:span><text:span text:style-name="T11"> är en fundamentalmatris.</text:span></text:p>
      <text:p text:style-name="P3"/>
      <text:p text:style-name="P3"/>
      <text:p text:style-name="P3"/>
      <text:p text:style-name="P3">Variation av parametrar:</text:p>
      <text:p text:style-name="P3"/>
      <text:p text:style-name="P2"><text:span text:style-name="T11"><text:tab/></text:span><text:span text:style-name="T11"><draw:frame draw:style-name="fr1" draw:name="Object30" text:anchor-type="as-char" svg:width="6.325cm" svg:height="0.57cm" draw:z-index="23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är homogen</text:span></text:p>
      <text:p text:style-name="P3"/>
      <text:p text:style-name="P3"/>
      <text:p text:style-name="P3"/>
      <text:p text:style-name="P2"><text:span text:style-name="T11"><text:tab/></text:span><text:span text:style-name="T17"><draw:frame draw:style-name="fr1" draw:name="Object29" text:anchor-type="as-char" svg:width="2.334cm" svg:height="0.557cm" draw:z-index="24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<text:tab/>inhomogen</text:span></text:p>
      <text:p text:style-name="P3"/>
      <text:p text:style-name="P2"><text:span text:style-name="T11"><text:tab/></text:span><text:span text:style-name="T11"><draw:frame draw:style-name="fr1" draw:name="Object31" text:anchor-type="as-char" svg:width="2.796cm" svg:height="0.626cm" draw:z-index="25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32" text:anchor-type="as-char" svg:width="7.96cm" svg:height="0.564cm" draw:z-index="26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3" text:anchor-type="as-char" svg:width="7.355cm" svg:height="1.055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33" text:anchor-type="as-char" svg:width="3.24cm" svg:height="0.564cm" draw:z-index="27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34" text:anchor-type="as-char" svg:width="3.586cm" svg:height="0.564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11"><text:tab/><text:tab/></text:span><text:span text:style-name="T11">∵ det </text:span><text:span text:style-name="T17">Φ</text:span><text:span text:style-name="T11"> ≠ 0</text:span></text:p>
      <text:p text:style-name="P3"/>
      <text:p text:style-name="P3"/>
      <text:p text:style-name="P3"/>
      <text:p text:style-name="P3">Plana autonoma system och stabilitet:</text:p>
      <text:p text:style-name="P3"/>
      <text:p text:style-name="P2"><text:span text:style-name="T11"><text:tab/></text:span><text:span text:style-name="T11"><draw:frame draw:style-name="fr1" draw:name="Object4" text:anchor-type="as-char" svg:width="1.859cm" svg:height="0.499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/>
      <text:p text:style-name="P3">Plant autonomt system:</text:p>
      <text:p text:style-name="P3"/>
      <text:p text:style-name="P2"><text:span text:style-name="T11"><text:tab/></text:span><text:span text:style-name="T11"><draw:frame draw:style-name="fr1" draw:name="Object5" text:anchor-type="as-char" svg:width="2.533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<text:tab/><text:tab/></text:span><text:span text:style-name="T11"><draw:frame draw:style-name="fr1" draw:name="Object6" text:anchor-type="as-char" svg:width="2.605cm" svg:height="1.048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7" text:anchor-type="as-char" svg:width="0.639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1">är en kritisk punkt till</text:span><text:span text:style-name="T11"><draw:frame draw:style-name="fr1" draw:name="Object8" text:anchor-type="as-char" svg:width="1.859cm" svg:height="0.49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3"/>
      <text:p text:style-name="P3"><text:tab/>Taylorutveckling!</text:p>
      <text:p text:style-name="P3"/>
      <text:p text:style-name="P2"><text:span text:style-name="T11"><text:tab/></text:span><text:span text:style-name="T11"><draw:frame draw:style-name="fr1" draw:name="Object9" text:anchor-type="as-char" svg:width="6.826cm" svg:height="0.626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/>
      <text:p text:style-name="P2"><text:span text:style-name="T11"><text:tab/></text:span><text:span text:style-name="T11"><draw:frame draw:style-name="fr1" draw:name="Object12" text:anchor-type="as-char" svg:width="3.41cm" svg:height="0.563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tab/><text:tab/>∵</text:p>
      <text:p text:style-name="P2"><text:span text:style-name="T11"><text:tab/><text:tab/></text:span><text:span text:style-name="T11"><draw:frame draw:style-name="fr1" draw:name="Object10" text:anchor-type="as-char" svg:width="0.639cm" svg:height="0.563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är en kritisk punkt,</text:span><text:span text:style-name="T11"><draw:frame draw:style-name="fr1" draw:name="Object11" text:anchor-type="as-char" svg:width="1.856cm" svg:height="0.631cm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"/>
      <text:p text:style-name="P7">4 kap.:</text:p>
      <text:p text:style-name="P3"/>
      <text:p text:style-name="P3"><text:tab/>Begynnelsevärdesproblem</text:p>
      <text:p text:style-name="P3"><text:tab/>Randvärdesproblem</text:p>
      <text:p text:style-name="P3"><text:tab/>Linjärt oberoende</text:p>
      <text:p text:style-name="P3"><text:tab/>Wronskian/Wronskideterminanten</text:p>
      <text:p text:style-name="P3"><text:tab/>Fundamentallösningar</text:p>
      <text:p text:style-name="P3"><text:tab/>Homogena lösningar</text:p>
      <text:p text:style-name="P3"><text:tab/>Allmäna lösningar</text:p>
      <text:p text:style-name="P3"/>
      <text:p text:style-name="P3"/>
      <text:p text:style-name="P3"/>
      <text:p text:style-name="P3"/>
      <text:p text:style-name="P3"/>
      <text:p text:style-name="P3">Begynnelsevärdesproblem:</text:p>
      <text:p text:style-name="P3"/>
      <text:p text:style-name="P2"><text:span text:style-name="T11"><text:tab/></text:span><text:span text:style-name="T11"><draw:frame draw:style-name="fr1" draw:name="Object13" text:anchor-type="as-char" svg:width="8.604cm" svg:height="1.155cm" draw:z-index="2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"/>
      <text:p text:style-name="P2"><text:span text:style-name="T11"><text:tab/>y(x</text:span><text:span text:style-name="T2">0</text:span><text:span text:style-name="T11">) = y</text:span><text:span text:style-name="T2">0</text:span><text:span text:style-name="T11">,<text:tab/>y'(x</text:span><text:span text:style-name="T2">0</text:span><text:span text:style-name="T11">) = y</text:span><text:span text:style-name="T2">1</text:span></text:p>
      <text:p text:style-name="P5"/>
      <text:p text:style-name="P2"><text:span text:style-name="T11"><text:tab/>Låt a</text:span><text:span text:style-name="T2">2</text:span><text:span text:style-name="T11">(x), a</text:span><text:span text:style-name="T2">1</text:span><text:span text:style-name="T11">(x), a</text:span><text:span text:style-name="T2">0</text:span><text:span text:style-name="T11">(x) &amp; g(x) vara kontinuerliga på ett intervall, I, och</text:span></text:p>
      <text:p text:style-name="P2"><text:span text:style-name="T11"><text:tab/>låt a</text:span><text:span text:style-name="T2">2</text:span><text:span text:style-name="T11">(x) ≠ 0 ∀x∈I.</text:span></text:p>
      <text:p text:style-name="P2"><text:span text:style-name="T11"><text:tab/>För varje godtycklig punkt x = x</text:span><text:span text:style-name="T2">0</text:span><text:span text:style-name="T11"> ∈ I existerar en entydlig lösning y(x)</text:span></text:p>
      <text:p text:style-name="P3"><text:tab/>på intervallet I.</text:p>
      <text:p text:style-name="P3"/>
      <text:p text:style-name="P3"/>
      <text:p text:style-name="P3"/>
      <text:p text:style-name="P3">Randvärdesproblem:</text:p>
      <text:p text:style-name="P3"/>
      <text:p text:style-name="P2"><text:span text:style-name="T11"><text:tab/></text:span><text:span text:style-name="T11"><draw:frame draw:style-name="fr1" draw:name="Object14" text:anchor-type="as-char" svg:width="7.027cm" svg:height="1.155cm" draw:z-index="29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3"/>
      <text:p text:style-name="P2"><text:span text:style-name="T11"><text:tab/>y(a) = y</text:span><text:span text:style-name="T2">0</text:span><text:span text:style-name="T11">,<text:tab/>y(b) = y</text:span><text:span text:style-name="T2">1</text:span><text:span text:style-name="T11">,<text:tab/><text:tab/>kan vara derivator av </text:span><text:span text:style-name="T18">y</text:span><text:span text:style-name="T11">, och inte bara </text:span><text:span text:style-name="T18">y</text:span><text:span text:style-name="T11">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⁅z.c.4.1.13.⁆</text:p>
      <text:p text:style-name="P3"/>
      <text:p text:style-name="P2"><text:span text:style-name="T11"><text:tab/>y = c</text:span><text:span text:style-name="T2">1</text:span><text:span text:style-name="T11">e</text:span><text:span text:style-name="T10">x</text:span><text:span text:style-name="T11">cos x + <text:s/>c</text:span><text:span text:style-name="T2">2</text:span><text:span text:style-name="T11">e</text:span><text:span text:style-name="T10">x</text:span><text:span text:style-name="T11">sin x</text:span></text:p>
      <text:p text:style-name="P3"/>
      <text:p text:style-name="P3"><text:tab/>Lösningar till y'' – 2y' + 2y = 0</text:p>
      <text:p text:style-name="P3"/>
      <text:p text:style-name="P2"><text:span text:style-name="T11"><text:tab/>y' = c</text:span><text:span text:style-name="T2">1</text:span><text:span text:style-name="T11">e</text:span><text:span text:style-name="T10">x</text:span><text:span text:style-name="T11">(cos x – sin x) + c</text:span><text:span text:style-name="T2">2</text:span><text:span text:style-name="T11">e</text:span><text:span text:style-name="T10">x</text:span><text:span text:style-name="T11">(sin x + cos x)</text:span></text:p>
      <text:p text:style-name="P3"/>
      <text:p text:style-name="P3"/>
      <text:p text:style-name="P3"/>
      <text:p text:style-name="P3"><text:soft-page-break/><text:tab/>a)</text:p>
      <text:p text:style-name="P2"><text:span text:style-name="T11"><text:tab/><text:tab/>Villkor:</text:span><text:span text:style-name="T11"><draw:frame draw:style-name="fr1" draw:name="Object15" text:anchor-type="as-char" svg:width="4.662cm" svg:height="1.318cm" draw:z-index="30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"/>
      <text:p text:style-name="P2"><text:span text:style-name="T11"><text:tab/><text:tab/>y = e</text:span><text:span text:style-name="T10">x</text:span><text:span text:style-name="T11">(cos x – sin x)</text:span></text:p>
      <text:p text:style-name="P3"/>
      <text:p text:style-name="P3"/>
      <text:p text:style-name="P3"/>
      <text:p text:style-name="P3"><text:tab/>b)</text:p>
      <text:p text:style-name="P2"><text:span text:style-name="T11"><text:tab/><text:tab/>Villkor:</text:span><text:span text:style-name="T11"><draw:frame draw:style-name="fr1" draw:name="Object16" text:anchor-type="as-char" svg:width="3.925cm" svg:height="1.318cm" draw:z-index="31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"/>
      <text:p text:style-name="P3"><text:tab/><text:tab/>Saknar lösning</text:p>
      <text:p text:style-name="P3"><text:tab/><text:tab/><text:tab/>∵</text:p>
      <text:p text:style-name="P2"><text:span text:style-name="T11"><text:tab/><text:tab/><text:tab/>c</text:span><text:span text:style-name="T2">1</text:span><text:span text:style-name="T11"> ≠ –e</text:span><text:span text:style-name="T10">π</text:span><text:span text:style-name="T11">c</text:span><text:span text:style-name="T2">1</text:span></text:p>
      <text:p text:style-name="P3"><text:tab/><text:tab/><text:tab/><text:tab/>∵</text:p>
      <text:p text:style-name="P2"><text:span text:style-name="T11"><text:tab/><text:tab/><text:tab/><text:tab/>e</text:span><text:span text:style-name="T10">π</text:span><text:span text:style-name="T11"> ≠ 1</text:span></text:p>
      <text:p text:style-name="P3"/>
      <text:p text:style-name="P2"><text:span text:style-name="T11"><text:tab/>Villkor:</text:span><text:span text:style-name="T11"><draw:frame draw:style-name="fr1" draw:name="Object17" text:anchor-type="as-char" svg:width="3.616cm" svg:height="1.318cm" draw:z-index="32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"/>
      <text:p text:style-name="P2"><text:span text:style-name="T11"><text:tab/>y = c</text:span><text:span text:style-name="T2">2</text:span><text:span text:style-name="T11">·e</text:span><text:span text:style-name="T10">x</text:span><text:span text:style-name="T11">·sin x</text:span></text:p>
      <text:p text:style-name="P3"/>
      <text:p text:style-name="P3"/>
      <text:p text:style-name="P3"/>
      <text:p text:style-name="P3"/>
      <text:p text:style-name="P3"/>
      <text:p text:style-name="P3">Linjärt oberoende:</text:p>
      <text:p text:style-name="P3"/>
      <text:p text:style-name="P2"><text:span text:style-name="T11"><text:tab/>{ƒ</text:span><text:span text:style-name="T2">1</text:span><text:span text:style-name="T11">(x); ƒ</text:span><text:span text:style-name="T2">2</text:span><text:span text:style-name="T11">(x)} är linjärt beroende på ett intervall, I, om det existerar</text:span></text:p>
      <text:p text:style-name="P2"><text:span text:style-name="T11"><text:tab/>konstanter, c</text:span><text:span text:style-name="T2">1</text:span><text:span text:style-name="T11"> och c</text:span><text:span text:style-name="T2">2</text:span><text:span text:style-name="T11">, alla ej lika med noll, så att c</text:span><text:span text:style-name="T2">1</text:span><text:span text:style-name="T11">ƒ</text:span><text:span text:style-name="T2">1</text:span><text:span text:style-name="T11">(x) + c</text:span><text:span text:style-name="T2">2</text:span><text:span text:style-name="T11">ƒ</text:span><text:span text:style-name="T2">2</text:span><text:span text:style-name="T11">(x) = 0,</text:span></text:p>
      <text:p text:style-name="P3"><text:tab/>∀ x ∈ I.</text:p>
      <text:p text:style-name="P3"/>
      <text:p text:style-name="P2"><text:span text:style-name="T11"><text:tab/>Om {ƒ</text:span><text:span text:style-name="T2">1</text:span><text:span text:style-name="T11">(x); ƒ</text:span><text:span text:style-name="T2">2</text:span><text:span text:style-name="T11">(x)} ej är linjärt beroende på intervallet I så är {ƒ</text:span><text:span text:style-name="T2">1</text:span><text:span text:style-name="T11">(x); ƒ</text:span><text:span text:style-name="T2">2</text:span><text:span text:style-name="T11">(x)}</text:span></text:p>
      <text:p text:style-name="P3"><text:tab/>linjärt oberoende.</text:p>
      <text:p text:style-name="P7"/>
      <text:p text:style-name="P2"><text:span text:style-name="T11">c</text:span><text:span text:style-name="T2">1</text:span><text:span text:style-name="T11">ƒ</text:span><text:span text:style-name="T2">1</text:span><text:span text:style-name="T11">(x) + c</text:span><text:span text:style-name="T2">2</text:span><text:span text:style-name="T11">ƒ</text:span><text:span text:style-name="T2">2</text:span><text:span text:style-name="T11">(x) = 0</text:span></text:p>
      <text:p text:style-name="P3"/>
      <text:p text:style-name="P2"><text:span text:style-name="T11">Derivera med avseende på </text:span><text:span text:style-name="T18">x</text:span><text:span text:style-name="T11">!</text:span></text:p>
      <text:p text:style-name="P3"/>
      <text:p text:style-name="P2"><text:span text:style-name="T11">c</text:span><text:span text:style-name="T2">1</text:span><text:span text:style-name="T11">ƒ</text:span><text:span text:style-name="T2">1</text:span><text:span text:style-name="T11">'(x) + c</text:span><text:span text:style-name="T2">2</text:span><text:span text:style-name="T11">ƒ</text:span><text:span text:style-name="T2">2</text:span><text:span text:style-name="T11">'(x) = 0</text:span></text:p>
      <text:p text:style-name="P3"/>
      <text:p text:style-name="P3"><draw:frame draw:style-name="fr1" draw:name="Object18" text:anchor-type="as-char" svg:width="3.829cm" svg:height="1.319cm" draw:z-index="34"><draw:object xlink:href="./Object 18" xlink:type="simple" xlink:show="embed" xlink:actuate="onLoad"/><draw:image xlink:href="./ObjectReplacements/Object 18" xlink:type="simple" xlink:show="embed" xlink:actuate="onLoad"/></draw:frame></text:p>
      <text:p text:style-name="P3"/>
      <text:p text:style-name="P2"><text:span text:style-name="T11">Linjärt oberoende: c</text:span><text:span text:style-name="T2">1</text:span><text:span text:style-name="T11"> = c</text:span><text:span text:style-name="T2">2</text:span><text:span text:style-name="T11"> = 0</text:span></text:p>
      <text:p text:style-name="P3"/>
      <text:p text:style-name="P2"><text:span text:style-name="T11"><text:tab/></text:span><text:span text:style-name="T11"><draw:frame draw:style-name="fr1" draw:name="Object19" text:anchor-type="as-char" svg:width="2.519cm" svg:height="1.321cm" draw:z-index="35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"/>
      <text:p text:style-name="P3"><text:tab/>Entydlig lösning.</text:p>
      <text:p text:style-name="P3"/>
      <text:p text:style-name="P3"/>
      <text:p text:style-name="P3"/>
      <text:p text:style-name="P3"/>
      <text:p text:style-name="P3">Wronskian (eller wronskideterminant):</text:p>
      <text:p text:style-name="P3"/>
      <text:p text:style-name="P2"><text:span text:style-name="T11"><text:tab/>Låt funktionerna ƒ</text:span><text:span text:style-name="T2">1</text:span><text:span text:style-name="T11">(x) &amp; ƒ</text:span><text:span text:style-name="T2">2</text:span><text:span text:style-name="T11">(x) vara deriverbara.</text:span></text:p>
      <text:p text:style-name="P2"><text:span text:style-name="T11"><text:tab/>Wronskideterminanten är</text:span><text:span text:style-name="T11"><draw:frame draw:style-name="fr1" draw:name="Object20" text:anchor-type="as-char" svg:width="4.016cm" svg:height="1.321cm" draw:z-index="18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"/>
      <text:p text:style-name="P3"><text:tab/>För flera variabler:</text:p>
      <text:p text:style-name="P3"/>
      <text:p text:style-name="P2"><text:span text:style-name="T11"><text:tab/><text:tab/></text:span><text:span text:style-name="T11"><draw:frame draw:style-name="fr1" draw:name="Object21" text:anchor-type="as-char" svg:width="5.355cm" svg:height="1.286cm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3"/>
      <text:p text:style-name="P2"><text:span text:style-name="T11"><text:tab/>Låt y</text:span><text:span text:style-name="T2">1</text:span><text:span text:style-name="T11"> &amp; y</text:span><text:span text:style-name="T2">2</text:span><text:span text:style-name="T11"> vara lösningar till, den snart definierade, [IH] på</text:span></text:p>
      <text:p text:style-name="P3"><text:tab/>ett intervall, I.</text:p>
      <text:p text:style-name="P2"><text:span text:style-name="T11"><text:tab/>Då är {y</text:span><text:span text:style-name="T2">1</text:span><text:span text:style-name="T11">; y</text:span><text:span text:style-name="T2">2</text:span><text:span text:style-name="T11">} linjärt oberoende på I</text:span></text:p>
      <text:p text:style-name="P3"><text:tab/><text:tab/>∴</text:p>
      <text:p text:style-name="P2"><text:span text:style-name="T11"><text:tab/><text:tab/>W(y</text:span><text:span text:style-name="T2">1</text:span><text:span text:style-name="T11">; y</text:span><text:span text:style-name="T2">2</text:span><text:span text:style-name="T11">) ≠ 0, ∀ x ∈ I</text:span></text:p>
      <text:p text:style-name="P3"/>
      <text:p text:style-name="P3"/>
      <text:p text:style-name="P3">Variation av parametrar:</text:p>
      <text:p text:style-name="P3"/>
      <text:p text:style-name="P3"><text:tab/>y'' + P(x)y' + Q(x)y = ƒ(x)<text:tab/><text:tab/>[IH]</text:p>
      <text:p text:style-name="P3"/>
      <text:p text:style-name="P2"><text:span text:style-name="T11"><text:tab/>Låt y</text:span><text:span text:style-name="T2">1</text:span><text:span text:style-name="T11"> &amp; y</text:span><text:span text:style-name="T2">2</text:span><text:span text:style-name="T11"> vara linjärt oberoende lösningar till den homogena ekvationen</text:span></text:p>
      <text:p text:style-name="P3"/>
      <text:p text:style-name="P2"><text:span text:style-name="T11"><text:tab/><text:tab/>y = C</text:span><text:span text:style-name="T2">1</text:span><text:span text:style-name="T11">y</text:span><text:span text:style-name="T2">1</text:span><text:span text:style-name="T11"> + C</text:span><text:span text:style-name="T2">2</text:span><text:span text:style-name="T11">y</text:span><text:span text:style-name="T2">2</text:span></text:p>
      <text:p text:style-name="P3"/>
      <text:p text:style-name="P2"><text:span text:style-name="T11"><text:tab/>y(x) ≜ (u</text:span><text:span text:style-name="T2">1</text:span><text:span text:style-name="T11"> · y</text:span><text:span text:style-name="T2">1</text:span><text:span text:style-name="T11"> + u</text:span><text:span text:style-name="T2">2</text:span><text:span text:style-name="T11"> · y</text:span><text:span text:style-name="T2">2</text:span><text:span text:style-name="T11">)(x)</text:span></text:p>
      <text:p text:style-name="P7"><text:tab/>Insättning i [IH] ger:<text:tab/><text:tab/>Här skulle färger vara bra, men för</text:p>
      <text:p text:style-name="P3"><text:tab/><text:tab/><text:tab/><text:tab/><text:tab/><text:tab/>svart-vit utskrift-vänlighet, så makerar</text:p>
      <text:p text:style-name="P3"><text:tab/><text:tab/><text:tab/><text:tab/><text:tab/><text:tab/>jag saker med [ ] med index.</text:p>
      <text:p text:style-name="P3"/>
      <text:p text:style-name="P2"><text:span text:style-name="T11"><text:tab/><text:tab/>Q([y</text:span><text:span text:style-name="T2">1</text:span><text:span text:style-name="T11">u</text:span><text:span text:style-name="T2">1</text:span><text:span text:style-name="T11">]</text:span><text:span text:style-name="T2">0</text:span><text:span text:style-name="T11"> + [y</text:span><text:span text:style-name="T2">2</text:span><text:span text:style-name="T11">u</text:span><text:span text:style-name="T2">2</text:span><text:span text:style-name="T11">]</text:span><text:span text:style-name="T2">1</text:span><text:span text:style-name="T11">) + P([y</text:span><text:span text:style-name="T2">1</text:span><text:span text:style-name="T11">'u</text:span><text:span text:style-name="T2">1</text:span><text:span text:style-name="T11">]</text:span><text:span text:style-name="T2">0</text:span><text:span text:style-name="T11"> + y</text:span><text:span text:style-name="T2">1</text:span><text:span text:style-name="T11">u</text:span><text:span text:style-name="T2">1</text:span><text:span text:style-name="T11">' + [y</text:span><text:span text:style-name="T2">2</text:span><text:span text:style-name="T11">'u</text:span><text:span text:style-name="T2">2</text:span><text:span text:style-name="T11">]</text:span><text:span text:style-name="T2">1</text:span><text:span text:style-name="T11"> + y</text:span><text:span text:style-name="T2">2</text:span><text:span text:style-name="T11">u</text:span><text:span text:style-name="T2">2</text:span><text:span text:style-name="T11">') <text:s/>+</text:span></text:p>
      <text:p text:style-name="P2"><text:span text:style-name="T11"><text:tab/><text:tab/>+ [y</text:span><text:span text:style-name="T2">1</text:span><text:span text:style-name="T11">''u</text:span><text:span text:style-name="T2">1</text:span><text:span text:style-name="T11">]</text:span><text:span text:style-name="T2">0</text:span><text:span text:style-name="T11"> + y</text:span><text:span text:style-name="T2">1</text:span><text:span text:style-name="T11">'u</text:span><text:span text:style-name="T2">1</text:span><text:span text:style-name="T11">' + y</text:span><text:span text:style-name="T2">1</text:span><text:span text:style-name="T11">'u</text:span><text:span text:style-name="T2">1</text:span><text:span text:style-name="T11">' + y</text:span><text:span text:style-name="T2">1</text:span><text:span text:style-name="T11">u</text:span><text:span text:style-name="T2">1</text:span><text:span text:style-name="T11">'' +</text:span></text:p>
      <text:p text:style-name="P2"><text:span text:style-name="T11"><text:tab/><text:tab/>+ [y</text:span><text:span text:style-name="T2">2</text:span><text:span text:style-name="T11">''u</text:span><text:span text:style-name="T2">2</text:span><text:span text:style-name="T11">]</text:span><text:span text:style-name="T2">1</text:span><text:span text:style-name="T11"> + y</text:span><text:span text:style-name="T2">2</text:span><text:span text:style-name="T11">'u</text:span><text:span text:style-name="T2">2</text:span><text:span text:style-name="T11">' + y</text:span><text:span text:style-name="T2">2</text:span><text:span text:style-name="T11">'u</text:span><text:span text:style-name="T2">2</text:span><text:span text:style-name="T11">' + y</text:span><text:span text:style-name="T2">2</text:span><text:span text:style-name="T11">u</text:span><text:span text:style-name="T2">2</text:span><text:span text:style-name="T11">'' = ƒ</text:span></text:p>
      <text:p text:style-name="P3"/>
      <text:p text:style-name="P2"><text:span text:style-name="T11"><text:tab/><text:tab/>[u</text:span><text:span text:style-name="T2">1</text:span><text:span text:style-name="T11">(y</text:span><text:span text:style-name="T2">1</text:span><text:span text:style-name="T11">'' + Py</text:span><text:span text:style-name="T2">1</text:span><text:span text:style-name="T11">' + Qy</text:span><text:span text:style-name="T2">1</text:span><text:span text:style-name="T11">)]</text:span><text:span text:style-name="T2">0</text:span><text:span text:style-name="T11"> + [u</text:span><text:span text:style-name="T2">2</text:span><text:span text:style-name="T11">(y</text:span><text:span text:style-name="T2">2</text:span><text:span text:style-name="T11">'' + Py</text:span><text:span text:style-name="T2">2</text:span><text:span text:style-name="T11">' + Qy</text:span><text:span text:style-name="T2">2</text:span><text:span text:style-name="T11">)]</text:span><text:span text:style-name="T2">1</text:span><text:span text:style-name="T11"> +</text:span></text:p>
      <text:p text:style-name="P2"><text:span text:style-name="T11"><text:tab/><text:tab/>+ [y</text:span><text:span text:style-name="T2">1</text:span><text:span text:style-name="T11">'u</text:span><text:span text:style-name="T2">1</text:span><text:span text:style-name="T11">' + y</text:span><text:span text:style-name="T2">2</text:span><text:span text:style-name="T11">'u</text:span><text:span text:style-name="T2">2</text:span><text:span text:style-name="T11">']</text:span><text:span text:style-name="T2">2</text:span><text:span text:style-name="T11"> + [y</text:span><text:span text:style-name="T2">2</text:span><text:span text:style-name="T11">'u</text:span><text:span text:style-name="T2">2</text:span><text:span text:style-name="T11">' + y</text:span><text:span text:style-name="T2">2</text:span><text:span text:style-name="T11">u</text:span><text:span text:style-name="T2">2</text:span><text:span text:style-name="T11">'' + y</text:span><text:span text:style-name="T2">1</text:span><text:span text:style-name="T11">'u</text:span><text:span text:style-name="T2">1</text:span><text:span text:style-name="T11">' + y</text:span><text:span text:style-name="T2">1</text:span><text:span text:style-name="T11">u</text:span><text:span text:style-name="T2">1</text:span><text:span text:style-name="T11">'']</text:span><text:span text:style-name="T2">3</text:span><text:span text:style-name="T11"> +</text:span></text:p>
      <text:p text:style-name="P2"><text:span text:style-name="T11"><text:tab/><text:tab/>+ P(y</text:span><text:span text:style-name="T2">1</text:span><text:span text:style-name="T11">u</text:span><text:span text:style-name="T2">1</text:span><text:span text:style-name="T11">'+ y</text:span><text:span text:style-name="T2">2</text:span><text:span text:style-name="T11">u</text:span><text:span text:style-name="T2">2</text:span><text:span text:style-name="T11">') = ƒ</text:span></text:p>
      <text:p text:style-name="P3"/>
      <text:p text:style-name="P2"><text:span text:style-name="T11"><text:tab/><text:tab/>[y</text:span><text:span text:style-name="T2">1</text:span><text:span text:style-name="T11">'u</text:span><text:span text:style-name="T2">1</text:span><text:span text:style-name="T11">' + y</text:span><text:span text:style-name="T2">2</text:span><text:span text:style-name="T11">'u</text:span><text:span text:style-name="T2">2</text:span><text:span text:style-name="T11">']</text:span><text:span text:style-name="T2">2</text:span><text:span text:style-name="T11"> + [</text:span><text:span text:style-name="T11"><draw:frame draw:style-name="fr1" draw:name="Object22" text:anchor-type="as-char" svg:width="0.813cm" svg:height="1.048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(y</text:span><text:span text:style-name="T2">1</text:span><text:span text:style-name="T11">u</text:span><text:span text:style-name="T2">1</text:span><text:span text:style-name="T11">' + y</text:span><text:span text:style-name="T2">2</text:span><text:span text:style-name="T11">u</text:span><text:span text:style-name="T2">2</text:span><text:span text:style-name="T11">')]</text:span><text:span text:style-name="T2">3</text:span><text:span text:style-name="T11"> + P(y</text:span><text:span text:style-name="T2">1</text:span><text:span text:style-name="T11">u</text:span><text:span text:style-name="T2">1</text:span><text:span text:style-name="T11">'+ y</text:span><text:span text:style-name="T2">2</text:span><text:span text:style-name="T11">u</text:span><text:span text:style-name="T2">2</text:span><text:span text:style-name="T11">') = ƒ</text:span></text:p>
      <text:p text:style-name="P3"/>
      <text:p text:style-name="P3"><text:tab/><text:tab/>En partikulärlösning sökes.</text:p>
      <text:p text:style-name="P3"><text:tab/><text:tab/></text:p>
      <text:p text:style-name="P2"><text:span text:style-name="T11"><text:tab/><text:tab/>Välj: y</text:span><text:span text:style-name="T2">1</text:span><text:span text:style-name="T11">u</text:span><text:span text:style-name="T2">1</text:span><text:span text:style-name="T11">' + y</text:span><text:span text:style-name="T2">2</text:span><text:span text:style-name="T11">u</text:span><text:span text:style-name="T2">2</text:span><text:span text:style-name="T11">' = 0</text:span></text:p>
      <text:p text:style-name="P3"/>
      <text:p text:style-name="P2"><text:span text:style-name="T11"><text:tab/><text:tab/>Då erhålles: y</text:span><text:span text:style-name="T2">1</text:span><text:span text:style-name="T11">'u</text:span><text:span text:style-name="T2">1</text:span><text:span text:style-name="T11">' + y</text:span><text:span text:style-name="T2">2</text:span><text:span text:style-name="T11">'u</text:span><text:span text:style-name="T2">2</text:span><text:span text:style-name="T11">' = ƒ</text:span></text:p>
      <text:p text:style-name="P3"/>
      <text:p text:style-name="P3"/>
      <text:p text:style-name="P3"/>
      <text:p text:style-name="P3"/>
      <text:p text:style-name="P4">Färg variant:</text:p>
      <text:p text:style-name="P3"/>
      <text:p text:style-name="P3"><text:tab/>Insättning i [IH] ger:<text:tab/><text:tab/></text:p>
      <text:p text:style-name="P3"/>
      <text:p text:style-name="P2"><text:span text:style-name="T11"><text:tab/><text:tab/>Q(</text:span><text:span text:style-name="T12">y</text:span><text:span text:style-name="T3">1</text:span><text:span text:style-name="T12">u</text:span><text:span text:style-name="T3">1</text:span><text:span text:style-name="T11"> + </text:span><text:span text:style-name="T13">y</text:span><text:span text:style-name="T4">2</text:span><text:span text:style-name="T13">u</text:span><text:span text:style-name="T4">2</text:span><text:span text:style-name="T11">) + P(</text:span><text:span text:style-name="T12">y</text:span><text:span text:style-name="T3">1</text:span><text:span text:style-name="T12">'u</text:span><text:span text:style-name="T3">1</text:span><text:span text:style-name="T11"> + y</text:span><text:span text:style-name="T2">1</text:span><text:span text:style-name="T11">u</text:span><text:span text:style-name="T2">1</text:span><text:span text:style-name="T11">' + </text:span><text:span text:style-name="T13">y</text:span><text:span text:style-name="T4">2</text:span><text:span text:style-name="T13">'u</text:span><text:span text:style-name="T4">2</text:span><text:span text:style-name="T11"> + y</text:span><text:span text:style-name="T2">2</text:span><text:span text:style-name="T11">u</text:span><text:span text:style-name="T2">2</text:span><text:span text:style-name="T11">') <text:s/>+</text:span></text:p>
      <text:p text:style-name="P2"><text:span text:style-name="T11"><text:tab/><text:tab/>+ </text:span><text:span text:style-name="T12">y</text:span><text:span text:style-name="T3">1</text:span><text:span text:style-name="T12">''u</text:span><text:span text:style-name="T3">1</text:span><text:span text:style-name="T11"> + y</text:span><text:span text:style-name="T2">1</text:span><text:span text:style-name="T11">'u</text:span><text:span text:style-name="T2">1</text:span><text:span text:style-name="T11">' + y</text:span><text:span text:style-name="T2">1</text:span><text:span text:style-name="T11">'u</text:span><text:span text:style-name="T2">1</text:span><text:span text:style-name="T11">' + y</text:span><text:span text:style-name="T2">1</text:span><text:span text:style-name="T11">u</text:span><text:span text:style-name="T2">1</text:span><text:span text:style-name="T11">'' +</text:span></text:p>
      <text:p text:style-name="P2"><text:span text:style-name="T11"><text:tab/><text:tab/>+ </text:span><text:span text:style-name="T13">y</text:span><text:span text:style-name="T4">2</text:span><text:span text:style-name="T13">''u</text:span><text:span text:style-name="T4">2</text:span><text:span text:style-name="T11"> + y</text:span><text:span text:style-name="T2">2</text:span><text:span text:style-name="T11">'u</text:span><text:span text:style-name="T2">2</text:span><text:span text:style-name="T11">' + y</text:span><text:span text:style-name="T2">2</text:span><text:span text:style-name="T11">'u</text:span><text:span text:style-name="T2">2</text:span><text:span text:style-name="T11">' + y</text:span><text:span text:style-name="T2">2</text:span><text:span text:style-name="T11">u</text:span><text:span text:style-name="T2">2</text:span><text:span text:style-name="T11">'' = ƒ</text:span></text:p>
      <text:p text:style-name="P3"/>
      <text:p text:style-name="P2"><text:span text:style-name="T11"><text:tab/><text:tab/></text:span><text:span text:style-name="T12">u</text:span><text:span text:style-name="T3">1</text:span><text:span text:style-name="T12">(y</text:span><text:span text:style-name="T3">1</text:span><text:span text:style-name="T12">'' + Py</text:span><text:span text:style-name="T3">1</text:span><text:span text:style-name="T12">' + Qy</text:span><text:span text:style-name="T3">1</text:span><text:span text:style-name="T12">)</text:span><text:span text:style-name="T11"> + </text:span><text:span text:style-name="T13">u</text:span><text:span text:style-name="T4">2</text:span><text:span text:style-name="T13">(y</text:span><text:span text:style-name="T4">2</text:span><text:span text:style-name="T13">'' + Py</text:span><text:span text:style-name="T4">2</text:span><text:span text:style-name="T13">' + Qy</text:span><text:span text:style-name="T4">2</text:span><text:span text:style-name="T13">)</text:span><text:span text:style-name="T11"> +</text:span></text:p>
      <text:p text:style-name="P2"><text:span text:style-name="T11"><text:tab/><text:tab/>+ </text:span><text:span text:style-name="T14">y</text:span><text:span text:style-name="T5">1</text:span><text:span text:style-name="T14">'u</text:span><text:span text:style-name="T5">1</text:span><text:span text:style-name="T14">' + y</text:span><text:span text:style-name="T5">2</text:span><text:span text:style-name="T14">'u</text:span><text:span text:style-name="T5">2</text:span><text:span text:style-name="T14">'</text:span><text:span text:style-name="T11"> + </text:span><text:span text:style-name="T15">y</text:span><text:span text:style-name="T6">2</text:span><text:span text:style-name="T15">'u</text:span><text:span text:style-name="T6">2</text:span><text:span text:style-name="T15">' + y</text:span><text:span text:style-name="T6">2</text:span><text:span text:style-name="T15">u</text:span><text:span text:style-name="T6">2</text:span><text:span text:style-name="T15">'' + y</text:span><text:span text:style-name="T6">1</text:span><text:span text:style-name="T15">'u</text:span><text:span text:style-name="T6">1</text:span><text:span text:style-name="T15">' + y</text:span><text:span text:style-name="T6">1</text:span><text:span text:style-name="T15">u</text:span><text:span text:style-name="T6">1</text:span><text:span text:style-name="T15">''</text:span><text:span text:style-name="T11"> +</text:span></text:p>
      <text:p text:style-name="P2"><text:span text:style-name="T11"><text:tab/><text:tab/>+ P(y</text:span><text:span text:style-name="T2">1</text:span><text:span text:style-name="T11">u</text:span><text:span text:style-name="T2">1</text:span><text:span text:style-name="T11">'+ y</text:span><text:span text:style-name="T2">2</text:span><text:span text:style-name="T11">u</text:span><text:span text:style-name="T2">2</text:span><text:span text:style-name="T11">') = ƒ</text:span></text:p>
      <text:p text:style-name="P3"/>
      <text:p text:style-name="P3"><text:tab/><text:tab/><text:span text:style-name="T19">y</text:span><text:span text:style-name="T8">1</text:span><text:span text:style-name="T19">'u</text:span><text:span text:style-name="T8">1</text:span><text:span text:style-name="T19">' + y</text:span><text:span text:style-name="T8">2</text:span><text:span text:style-name="T19">'u</text:span><text:span text:style-name="T8">2</text:span><text:span text:style-name="T19">'</text:span> +<text:span text:style-name="T20"><draw:frame draw:style-name="fr2" draw:name="Object35" text:anchor-type="as-char" svg:width="0.736cm" svg:height="0.998cm" draw:z-index="21"><draw:object xlink:href="./Object 35" xlink:type="simple" xlink:show="embed" xlink:actuate="onLoad"/><draw:image xlink:href="./ObjectReplacements/Object 35" xlink:type="simple" xlink:show="embed" xlink:actuate="onLoad"/></draw:frame></text:span><text:span text:style-name="T21">(y</text:span><text:span text:style-name="T9">1</text:span><text:span text:style-name="T21">u</text:span><text:span text:style-name="T9">1</text:span><text:span text:style-name="T21">' + y</text:span><text:span text:style-name="T9">2</text:span><text:span text:style-name="T21">u</text:span><text:span text:style-name="T9">2</text:span><text:span text:style-name="T21">')</text:span> + P(y<text:span text:style-name="T1">1</text:span>u<text:span text:style-name="T1">1</text:span>'+ y<text:span text:style-name="T1">2</text:span>u<text:span text:style-name="T1">2</text:span>') = ƒ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3H29M06S</meta:editing-duration>
    <meta:editing-cycles>46</meta:editing-cycles>
    <meta:generator>OpenOffice.org/3.1$Win32 OpenOffice.org_project/310m19$Build-9420</meta:generator>
    <dc:date>2010-10-16T21:32:19.74</dc:date>
    <dc:creator>Mattias </dc:creator>
    <meta:document-statistic meta:table-count="0" meta:image-count="0" meta:object-count="36" meta:page-count="6" meta:paragraph-count="128" meta:word-count="590" meta:character-count="32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sub>
                <math:mi math:fontstyle="normal">k</math:mi>
                <math:mn>1</math:mn>
              </math:msub>
            </math:mtr>
            <math:mtr>
              <math:msub>
                <math:mi math:fontstyle="normal">k</math:mi>
                <math:mn>2</math:mn>
              </math:msub>
            </math:mtr>
          </math:mtable>
        </math:mfenced>
      </math:mrow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over math:accent="true">
          <math:mi math:fontstyle="normal">K</math:mi>
          <math:mo math:stretchy="false">→</math:mo>
        </math:mover>
      </math:mrow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X} = left ( stack {k_1 # k_2} right ) e^{%lambda t} = {widevec K} e^{%lambda t}

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g</math:mi>
        <math:mo math:stretchy="false">→</math:mo>
      </math:mover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widevec g}({widevec x_1}) = {widevec 0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≈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o math:stretchy="false">(</math:mo>
        <math:mrow>
          <math:mover math:accent="true">
            <math:mi math:fontstyle="normal">x</math:mi>
            <math:mo math:stretchy="false">→</math:mo>
          </math:mover>
          <math:mo math:stretchy="false">−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</math:mrow>
        <math:mo math:stretchy="false">)</math:mo>
      </math:mrow>
    </math:mrow>
    <math:annotation math:encoding="StarMath 5.0">{

{widevec x}' approx {widevec g}({widevec x_1})({widevec x} - {widevec x_1})

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 math:fontstyle="normal">L</math:mi>
      <math:mrow>
        <math:mo math:stretchy="false">(</math:mo>
        <math:mi math:fontstyle="normal">D</math:mi>
        <math:mo math:stretchy="false">)</math:mo>
      </math:mrow>
      <math:mrow>
        <math:mi math:fontstyle="normal">y</math:mi>
        <math:mo math:stretchy="false">=</math:mo>
        <math:msub>
          <math:mi math:fontstyle="normal">a</math:mi>
          <math:mn>2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L(D)y = a_2 (x) {{alignc d^2 y} over {alignc dx^2}} + a_1 (x) {{alignc dy} over {alignc dx}} + a_0 (x) y = g(x)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normal">a</math:mi>
        <math:mn>2</math:mn>
      </math:msub>
      <math:mrow>
        <math:mo math:stretchy="false">(</math:mo>
        <math:mi math:fontstyle="normal">x</math:mi>
        <math:mo math:stretchy="false">)</math:mo>
      </math:mrow>
      <math:mrow>
        <math:mfrac>
          <math:mrow>
            <math:mrow>
              <math:msup>
                <math:mi math:fontstyle="normal">d</math:mi>
                <math:mn>2</math:mn>
              </math:msup>
              <math:mi math:fontstyle="normal">y</math:mi>
            </math:mrow>
          </math:mrow>
          <math:mrow>
            <math:msup>
              <math:mi>dx</math:mi>
              <math:mn>2</math:mn>
            </math:msup>
          </math:mrow>
        </math:mfrac>
        <math:mo math:stretchy="false">+</math:mo>
        <math:msub>
          <math:mi math:fontstyle="normal">a</math:mi>
          <math:mn>1</math:mn>
        </math:msub>
      </math:mrow>
      <math:mrow>
        <math:mo math:stretchy="false">(</math:mo>
        <math:mi math:fontstyle="normal">x</math:mi>
        <math:mo math:stretchy="false">)</math:mo>
      </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sub>
          <math:mi math:fontstyle="normal">a</math:mi>
          <math:mn>0</math:mn>
        </math:msub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g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{

a_2 (x) {{alignc d^2 y} over {alignc dx^2}} + a_1 (x) {{alignc dy} over {alignc dx}} + a_0 (x) y = g(x)

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row>
                <math:mo math:stretchy="false">(</math:mo>
                <math:mrow>
                  <math:msub>
                    <math:mi math:fontstyle="normal">c</math:mi>
                    <math:mn>1</math:mn>
                  </math:msub>
                  <math:mo math:stretchy="false">+</math:mo>
                  <math:msub>
                    <math:mi math:fontstyle="normal">c</math:mi>
                    <math:mn>2</math:mn>
                  </math:msub>
                </math:mrow>
                <math:mo math:stretchy="false">)</math:mo>
              </math:mrow>
            </math:mrow>
          </math:mrow>
        </math:mtr>
      </math:mtable>
    </math:mrow>
    <math:annotation math:encoding="StarMath 5.0">{

left lbrace stack {alignl 1 = y(0) = c_1 # alignl  0 = y'(%pi) = -e^{%pi}(c_1 + c_2)} right none

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1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row>
                  <math:mo math:stretchy="false">−</math:mo>
                  <math:mn>1</math:mn>
                </math:mrow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1 = y(0) = c_1 # alignl -1 = y'(%pi) = -e^{%pi}c_1} right none

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true">{</math:mo>
      <math:mtable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row>
                <math:mrow>
                  <math:mo math:stretchy="false">(</math:mo>
                  <math:mn>0</math:mn>
                  <math:mo math:stretchy="false">)</math:mo>
                </math:mrow>
                <math:mo math:stretchy="false">=</math:mo>
                <math:msub>
                  <math:mi math:fontstyle="normal">c</math:mi>
                  <math:mn>1</math:mn>
                </math:msub>
              </math:mrow>
            </math:mrow>
          </math:mrow>
        </math:mtr>
        <math:mtr>
          <math:mrow>
            <math:mrow>
              <math:mrow>
                <math:mn>0</math:mn>
                <math:mo math:stretchy="false">=</math:mo>
                <math:mi math:fontstyle="normal">y</math:mi>
              </math:mrow>
              <math:mi math:fontstyle="normal">'</math:mi>
              <math:mrow>
                <math:mrow>
                  <math:mo math:stretchy="false">(</math:mo>
                  <math:mo math:stretchy="false">π</math:mo>
                  <math:mo math:stretchy="false">)</math:mo>
                </math:mrow>
                <math:mo math:stretchy="false">=</math:mo>
                <math:mrow>
                  <math:mo math:stretchy="false">−</math:mo>
                  <math:msup>
                    <math:mi math:fontstyle="normal">e</math:mi>
                    <math:mo math:stretchy="false">π</math:mo>
                  </math:msup>
                </math:mrow>
              </math:mrow>
              <math:msub>
                <math:mi math:fontstyle="normal">c</math:mi>
                <math:mn>1</math:mn>
              </math:msub>
            </math:mrow>
          </math:mrow>
        </math:mtr>
      </math:mtable>
    </math:mrow>
    <math:annotation math:encoding="StarMath 5.0">{

left lbrace stack {alignl 0 = y(0) = c_1 # alignl 0 = y'(%pi) = -e^{%pi}c_1} right none

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row>
        <math:mfenced math:open="" math:close="">
          <math:mtable>
            <math:mtr>
              <math:mtd>
                <math:msub>
                  <math:mi math:fontstyle="normal">c</math:mi>
                  <math:mn>1</math:mn>
                </math:msub>
              </math:mtd>
            </math:mtr>
            <math:mtr>
              <math:mtd>
                <math:msub>
                  <math:mi math:fontstyle="normal">c</math:mi>
                  <math:mn>2</math:mn>
                </math:msub>
              </math:mtd>
            </math:mtr>
          </math:mtable>
        </math:mfenced>
        <math:mo math:stretchy="false">=</math:mo>
        <math:mfenced math:open="" math:close="">
          <math:mtable>
            <math:mtr>
              <math:mtd>
                <math:mn>0</math:mn>
              </math:mtd>
            </math:mtr>
            <math:mtr>
              <math:mtd>
                <math:mn>0</math:mn>
              </math:mtd>
            </math:mtr>
          </math:mtable>
        </math:mfenced>
      </math:mrow>
    </math:mrow>
    <math:annotation math:encoding="StarMath 5.0">{

left ( matrix{ƒ_1 # ƒ_2 ## ƒ_1 ' # ƒ_2 '} right ) left ( matrix{c_1 ## c_2} right ) = left ( matrix{0 ## 0} right )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table>
          <math:mtr>
            <math:mtd>
              <math:msub>
                <math:mi math:fontstyle="normal">ƒ</math:mi>
                <math:mn>1</math:mn>
              </math:msub>
            </math:mtd>
            <math:mtd>
              <math:msub>
                <math:mi math:fontstyle="normal">ƒ</math:mi>
                <math:mn>2</math:mn>
              </math:msub>
            </math:mtd>
          </math:mtr>
          <math:mtr>
            <math:mtd>
              <math:mrow>
                <math:msub>
                  <math:mi math:fontstyle="normal">ƒ</math:mi>
                  <math:mn>1</math:mn>
                </math:msub>
                <math:mi math:fontstyle="normal">'</math:mi>
              </math:mrow>
            </math:mtd>
            <math:mtd>
              <math:mrow>
                <math:msub>
                  <math:mi math:fontstyle="normal">ƒ</math:mi>
                  <math:mn>2</math:mn>
                </math:msub>
                <math:mi math:fontstyle="normal">'</math:mi>
              </math:mrow>
            </math:mtd>
          </math:mtr>
        </math:mtable>
      </math:mfenced>
      <math:mo math:stretchy="false">≠</math:mo>
      <math:mn>0</math:mn>
    </math:mrow>
    <math:annotation math:encoding="StarMath 5.0">{

left lline matrix{ƒ_1 # ƒ_2 ## ƒ_1 ' # ƒ_2 '} right rline &lt;&gt; 0
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fenced math:open="" math:close="">
          <math:mtable>
            <math:mtr>
              <math:mtd>
                <math:mover math:accent="true">
                  <math:msub>
                    <math:mi math:fontstyle="normal">X</math:mi>
                    <math:mn>1</math:mn>
                  </math:msub>
                  <math:mo math:stretchy="false">→</math:mo>
                </math:mover>
              </math:mtd>
              <math:mtd>
                <math:mover math:accent="true">
                  <math:msub>
                    <math:mi math:fontstyle="normal">X</math:mi>
                    <math:mn>2</math:mn>
                  </math:msub>
                  <math:mo math:stretchy="false">→</math:mo>
                </math:mover>
              </math:mtd>
            </math:mtr>
          </math:mtable>
        </math:mfenced>
      </math:mrow>
      <math:mrow>
        <math:mfenced math:open="" math:close="">
          <math:mtable>
            <math:mtr>
              <math:msub>
                <math:mi math:fontstyle="normal">c</math:mi>
                <math:mn>1</math:mn>
              </math:msub>
            </math:mtr>
            <math:mtr>
              <math:msub>
                <math:mi math:fontstyle="normal">c</math:mi>
                <math:mn>2</math:mn>
              </math:msub>
            </math:mtr>
          </math:mtable>
        </math:mfenced>
        <math:mo math:stretchy="false">=</math:mo>
        <math:mstyle math:fontweight="bold">
          <math:mrow>
            <math:mi math:fontstyle="normal">Φ</math:mi>
          </math:mrow>
        </math:mstyle>
      </math:mrow>
      <math:mover math:accent="true">
        <math:mi math:fontstyle="normal">C</math:mi>
        <math:mo math:stretchy="false">→</math:mo>
      </math:mover>
    </math:mrow>
    <math:annotation math:encoding="StarMath 5.0">{

{widevec X} = left ( matrix {{widevec X_1} # {widevec X_2}} right ) left ( stack {c_1 # c_2} right ) = {bold Φ}{widevec C}

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row>
          <math:mo math:stretchy="false">(</math:mo>
          <math:mrow>
            <math:msub>
              <math:mi math:fontstyle="normal">ƒ</math:mi>
              <math:mn>1</math:mn>
            </math:msub>
            <math:mi math:fontstyle="normal">;</math:mi>
            <math:msub>
              <math:mi math:fontstyle="normal">ƒ</math:mi>
              <math:mn>2</math:mn>
            </math:msub>
          </math:mrow>
          <math:mo math:stretchy="false">)</math:mo>
        </math:mrow>
        <math:mo math:stretchy="false">=</math:mo>
        <math:mfenced math:open="∣" math:close="∣">
          <math:mtable>
            <math:mtr>
              <math:mtd>
                <math:msub>
                  <math:mi math:fontstyle="normal">ƒ</math:mi>
                  <math:mn>1</math:mn>
                </math:msub>
              </math:mtd>
              <math:mtd>
                <math:msub>
                  <math:mi math:fontstyle="normal">ƒ</math:mi>
                  <math:mn>2</math:mn>
                </math:msub>
              </math:mtd>
            </math:mtr>
            <math:mtr>
              <math:mtd>
                <math:mrow>
                  <math:msub>
                    <math:mi math:fontstyle="normal">ƒ</math:mi>
                    <math:mn>1</math:mn>
                  </math:msub>
                  <math:mi math:fontstyle="normal">'</math:mi>
                </math:mrow>
              </math:mtd>
              <math:mtd>
                <math:mrow>
                  <math:msub>
                    <math:mi math:fontstyle="normal">ƒ</math:mi>
                    <math:mn>2</math:mn>
                  </math:msub>
                  <math:mi math:fontstyle="normal">'</math:mi>
                </math:mrow>
              </math:mtd>
            </math:mtr>
          </math:mtable>
        </math:mfenced>
      </math:mrow>
    </math:mrow>
    <math:annotation math:encoding="StarMath 5.0">{W(ƒ_1; ƒ_2) = left lline matrix{ ƒ_1 # ƒ_2 ## ƒ_1 ' # ƒ_2 '} right rline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i math:fontstyle="normal">W</math:mi>
      <math:mrow>
        <math:mfenced math:open="" math:close="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text/>
            </math:mrow>
            <math:msub>
              <math:mi math:fontstyle="normal">ƒ</math:mi>
              <math:mi math:fontstyle="normal">i</math:mi>
            </math:msub>
          </math:mrow>
        </math:mfenced>
        <math:mo math:stretchy="false">=</math:mo>
        <math:mfenced math:open="∣" math:close="∣">
          <math:mrow>
            <math:mrow>
              <math:munderover>
                <math:mo math:stretchy="false">∐</math:mo>
                <math:mrow>
                  <math:mi math:fontstyle="normal">i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↓</math:mtext>
              </math:msup>
            </math:mrow>
            <math:mi/>
            <math:mrow>
              <math:munderover>
                <math:mo math:stretchy="false">∐</math:mo>
                <math:mrow>
                  <math:mi math:fontstyle="normal">j</math:mi>
                  <math:mo math:stretchy="false">=</math:mo>
                  <math:mn>0</math:mn>
                </math:mrow>
                <math:mi math:fontstyle="normal">n</math:mi>
              </math:munderover>
              <math:msup>
                <math:mtext/>
                <math:mtext>→</math:mtext>
              </math:msup>
            </math:mrow>
            <math:mi/>
            <math:msup>
              <math:msub>
                <math:mi math:fontstyle="normal">ƒ</math:mi>
                <math:mi math:fontstyle="normal">j</math:mi>
              </math:msub>
              <math:mrow>
                <math:mo math:stretchy="false">(</math:mo>
                <math:mi math:fontstyle="normal">i</math:mi>
                <math:mo math:stretchy="false">)</math:mo>
              </math:mrow>
            </math:msup>
          </math:mrow>
        </math:mfenced>
      </math:mrow>
    </math:mrow>
    <math:annotation math:encoding="StarMath 5.0">{W left (coprod from {i = 0} to n "" ƒ_i right ) = left lline

coprod from {i = 0} to n ""^"↓" ~ 
coprod from {j = 0} to n ""^"→" ~ {ƒ_j}^(i)

right rline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

{widevec X}' = {bold A}{widevec X}

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K</math:mi>
        <math:mo math:stretchy="false">→</math:mo>
      </math:mover>
      <math:mo math:stretchy="false">λ</math:mo>
      <math:mrow>
        <math:msup>
          <math:mi math:fontstyle="normal">e</math:mi>
          <math:mrow>
            <math:mo math:stretchy="false">λ</math:mo>
            <math:mi math:fontstyle="normal">t</math:mi>
          </math:mrow>
        </math:msup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K</math:mi>
        <math:mo math:stretchy="false">→</math:mo>
      </math:mover>
      <math:msup>
        <math:mi math:fontstyle="normal">e</math:mi>
        <math:mrow>
          <math:mo math:stretchy="false">λ</math:mo>
          <math:mi math:fontstyle="normal">t</math:mi>
        </math:mrow>
      </math:msup>
    </math:mrow>
    <math:annotation math:encoding="StarMath 5.0">{

{widevec K} %lambda e^{%lambda t} = {bold A}{widevec K} e^{%lambda t}

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style math:fontweight="bold">
              <math:mrow>
                <math:mi math:fontstyle="normal">A</math:mi>
              </math:mrow>
            </math:mstyle>
            <math:mo math:stretchy="false">−</math:mo>
            <math:mo math:stretchy="false">λ</math:mo>
          </math:mrow>
          <math:mstyle math:fontweight="bold">
            <math:mrow>
              <math:mi math:fontstyle="normal">I</math:mi>
            </math:mrow>
          </math:mstyle>
        </math:mrow>
        <math:mo math:stretchy="false">)</math:mo>
      </math:mrow>
      <math:mrow>
        <math:mover math:accent="true">
          <math:mi math:fontstyle="normal">K</math:mi>
          <math:mo math:stretchy="false">→</math:mo>
        </math:mover>
        <math:mo math:stretchy="false">=</math:mo>
        <math:mover math:accent="true">
          <math:mn>0</math:mn>
          <math:mo math:stretchy="false">→</math:mo>
        </math:mover>
      </math:mrow>
    </math:mrow>
    <math:annotation math:encoding="StarMath 5.0">{

({bold A} - %lambda {bold I}){widevec K} = {widevec 0}

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
{widevec X}' = {bold A}{widevec X}
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 math:fontstyle="normal">X</math:mi>
          <math:mn>1</math:mn>
        </math:msub>
        <math:mo math:stretchy="false">→</math:mo>
      </math:mover>
      <math:mi/>
      <math:mtext>och</math:mtext>
      <math:mi/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

{widevec X_1} `"och"` {widevec X_2}

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row>
        <math:mover math:accent="true">
          <math:mi math:fontstyle="normal">X</math:mi>
          <math:mo math:stretchy="false">→</math:mo>
        </math:mover>
        <math:mo math:stretchy="false">+</math:mo>
        <math:mover math:accent="true">
          <math:mi math:fontstyle="normal">F</math:mi>
          <math:mo math:stretchy="false">→</math:mo>
        </math:mover>
      </math:mrow>
    </math:mrow>
    <math:annotation math:encoding="StarMath 5.0">{

{widevec X}' = {bold A}{widevec X} + {widevec F}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under>
        <math:munder math:accent="true">
          <math:mfenced math:open="" math:close="">
            <math:mrow>
              <math:mstyle math:fontweight="bold">
                <math:mrow>
                  <math:mi math:fontstyle="normal">Φ</math:mi>
                </math:mrow>
              </math:mstyle>
              <math:mi math:fontstyle="normal">'</math:mi>
              <math:mrow>
                <math:mrow>
                  <math:mo math:stretchy="false">(</math:mo>
                  <math:mi math:fontstyle="normal">t</math:mi>
                  <math:mo math:stretchy="false">)</math:mo>
                </math:mrow>
                <math:mo math:stretchy="false">−</math:mo>
                <math:mstyle math:fontweight="bold">
                  <math:mrow>
                    <math:mi>AΦ</math:mi>
                  </math:mrow>
                </math:mstyle>
              </math:mrow>
              <math:mrow>
                <math:mo math:stretchy="false">(</math:mo>
                <math:mi math:fontstyle="normal">t</math:mi>
                <math:mo math:stretchy="false">)</math:mo>
              </math:mrow>
            </math:mrow>
          </math:mfenced>
          <math:mo math:stretchy="false"></math:mo>
        </math:munder>
        <math:mstyle math:fontweight="bold">
          <math:mrow>
            <math:mn>0</math:mn>
          </math:mrow>
        </math:mstyle>
      </math:munder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left ( {bold Φ}'(t) - {bold AΦ}(t) right )} underbrace {bold 0}  {widevec U}(t) + {bold Φ}(t){widevec U}'(t) = {widevec F}(t)

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  <math:mi math:fontstyle="normal">,</math:mi>
      <math:mi/>
      <math:mrow>
        <math:mover math:accent="true">
          <math:mi math:fontstyle="normal">X</math:mi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C</math:mi>
        <math:mo math:stretchy="false">→</math:mo>
      </math:mover>
      <math:mi/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style math:fontweight="bold">
          <math:mrow>
            <math:mi math:fontstyle="normal">A</math:mi>
          </math:mrow>
        </math:mstyle>
      </math:mrow>
      <math:mover math:accent="true">
        <math:mi math:fontstyle="normal">X</math:mi>
        <math:mo math:stretchy="false">→</math:mo>
      </math:mover>
    </math:mrow>
    <math:annotation math:encoding="StarMath 5.0">{widevec X}' = {bold A}{widevec X}, ~ {widevec X} = {bold Φ}(t){widevec C} ~~~~ {widevec X}' = {bold A}{widevec X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i math:fontstyle="normal">p</math:mi>
          </math:msub>
          <math:mo math:stretchy="false">→</math:mo>
        </math:mover>
        <math:mo math:stretchy="false">=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X_p} = {bold Φ}(t){widevec U}(t)

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i math:fontstyle="normal">'</math:mi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style math:fontweight="bold">
          <math:mrow>
            <math:mi math:fontstyle="normal">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tyle math:fontweight="bold">
          <math:mrow>
            <math:mi>AΦ</math:mi>
          </math:mrow>
        </math:mstyle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row>
        <math:mrow>
          <math:mo math:stretchy="false">(</math:mo>
          <math:mi math:fontstyle="normal">t</math:mi>
          <math:mo math:stretchy="false">)</math:mo>
        </math:mrow>
        <math:mo math:stretchy="false">+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'(t) {widevec U}(t) + {bold Φ}(t) {widevec U}'(t) = {bold AΦ}(t) {widevec U}(t) + {widevec F}(t)

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 math:fontstyle="normal">Φ</math:mi>
        </math:mrow>
      </math:mstyle>
      <math:mrow>
        <math:mo math:stretchy="false">(</math:mo>
        <math:mi math:fontstyle="normal">t</math:mi>
        <math:mo math:stretchy="false">)</math:mo>
      </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over math:accent="true">
          <math:mi math:fontstyle="normal">F</math:mi>
          <math:mo math:stretchy="false">→</math:mo>
        </math:mover>
      </math:mrow>
      <math:mrow>
        <math:mo math:stretchy="false">(</math:mo>
        <math:mi math:fontstyle="normal">t</math:mi>
        <math:mo math:stretchy="false">)</math:mo>
      </math:mrow>
    </math:mrow>
    <math:annotation math:encoding="StarMath 5.0">{

{bold Φ}(t) {widevec U}'(t) = {widevec F}(t)

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U</math:mi>
        <math:mo math:stretchy="false">→</math:mo>
      </math:mover>
      <math:mi math:fontstyle="normal">'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sup>
          <math:mstyle math:fontweight="bold">
            <math:mrow>
              <math:mi math:fontstyle="normal">Φ</math:mi>
            </math:mrow>
          </math:mstyle>
          <math:mrow>
            <math:mo math:stretchy="false">−</math:mo>
            <math:mn>1</math:mn>
          </math:mrow>
        </math:msup>
      </math:mrow>
      <math:mrow>
        <math:mo math:stretchy="false">(</math:mo>
        <math:mi math:fontstyle="normal">t</math:mi>
        <math:mo math:stretchy="false">)</math:mo>
      </math:mrow>
      <math:mover math:accent="true">
        <math:mi math:fontstyle="normal">F</math:mi>
        <math:mo math:stretchy="false">→</math:mo>
      </math:mover>
      <math:mrow>
        <math:mo math:stretchy="false">(</math:mo>
        <math:mi math:fontstyle="normal">t</math:mi>
        <math:mo math:stretchy="false">)</math:mo>
      </math:mrow>
    </math:mrow>
    <math:annotation math:encoding="StarMath 5.0">{

{widevec U}'(t) = {bold Φ}^{-1}(t){widevec F}(t)

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style math:fontstyle="normal">
      <math:mrow>
        <math:mfrac>
          <math:mrow>
            <math:mi math:fontstyle="normal">d</math:mi>
          </math:mrow>
          <math:mrow>
            <math:mi>dx</math:mi>
          </math:mrow>
        </math:mfrac>
      </math:mrow>
    </math:mstyle>
    <math:annotation math:encoding="StarMath 5.0">nitalic {{alignc d} over {alignc dx}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i math:fontstyle="normal">X</math:mi>
          <math:mo math:stretchy="false">→</math:mo>
        </math:mover>
        <math:mo math:stretchy="false">=</math:mo>
        <math:msub>
          <math:mi math:fontstyle="normal">c</math:mi>
          <math:mn>1</math:mn>
        </math:msub>
      </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+</math:mo>
        <math:msub>
          <math:mi math:fontstyle="normal">c</math:mi>
          <math:mn>2</math:mn>
        </math:msub>
      </math:mrow>
      <math:mover math:accent="true">
        <math:msub>
          <math:mi math:fontstyle="normal">X</math:mi>
          <math:mn>2</math:mn>
        </math:msub>
        <math:mo math:stretchy="false">→</math:mo>
      </math:mover>
    </math:mrow>
    <math:annotation math:encoding="StarMath 5.0">{widevec X} = c_1 {widevec X_1} + c_2 {widevec X_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x</math:mi>
          </math:mrow>
          <math:mrow>
            <math:mi>dt</math:mi>
          </math:mrow>
        </math:mfrac>
        <math:mo math:stretchy="false">=</math:mo>
        <math:mi math:fontstyle="normal">P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

{{alignc dx} over {alignc dt}} = P(x; y)
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t</math:mi>
          </math:mrow>
        </math:mfrac>
        <math:mo math:stretchy="false">=</math:mo>
        <math:mi math:fontstyle="normal">Q</math:mi>
      </math:mrow>
      <math:mrow>
        <math:mo math:stretchy="false">(</math:mo>
        <math:mrow>
          <math:mi math:fontstyle="normal">x</math:mi>
          <math:mi math:fontstyle="normal">;</math:mi>
          <math:mi math:fontstyle="normal">y</math:mi>
        </math:mrow>
        <math:mo math:stretchy="false">)</math:mo>
      </math:mrow>
    </math:mrow>
    <math:annotation math:encoding="StarMath 5.0">{

{{alignc dy} over {alignc dt}} = Q(x; y)

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 math:fontstyle="normal">x</math:mi>
        <math:mn>1</math:mn>
      </math:msub>
      <math:mo math:stretchy="false">→</math:mo>
    </math:mover>
    <math:annotation math:encoding="StarMath 5.0">{

{widevec x_1}

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 math:fontstyle="normal">x</math:mi>
        <math:mo math:stretchy="false">→</math:mo>
      </math:mover>
      <math:mrow>
        <math:mi math:fontstyle="normal">'</math:mi>
        <math:mo math:stretchy="false">=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i math:fontstyle="normal">x</math:mi>
          <math:mo math:stretchy="false">→</math:mo>
        </math:mover>
        <math:mo math:stretchy="false">)</math:mo>
      </math:mrow>
    </math:mrow>
    <math:annotation math:encoding="StarMath 5.0">{

{widevec x}' = {widevec g}({widevec x})

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i math:fontstyle="normal">x</math:mi>
            <math:mo math:stretchy="false">→</math:mo>
          </math:mover>
          <math:mo math:stretchy="false">)</math:mo>
        </math:mrow>
        <math:mo math:stretchy="false">=</math:mo>
        <math:mover math:accent="true">
          <math:mi math:fontstyle="normal">g</math:mi>
          <math:mo math:stretchy="false">→</math:mo>
        </math:mover>
      </math:mrow>
      <math:mrow>
        <math:mrow>
          <math:mo math:stretchy="false">(</math:mo>
          <math:mover math:accent="true">
            <math:msub>
              <math:mi math:fontstyle="normal">x</math:mi>
              <math:mn>1</math:mn>
            </math:msub>
            <math:mo math:stretchy="false">→</math:mo>
          </math:mover>
          <math:mo math:stretchy="false">)</math:mo>
        </math:mrow>
        <math:mo math:stretchy="false">+</math:mo>
        <math:mover math:accent="true">
          <math:mi math:fontstyle="normal">g</math:mi>
          <math:mo math:stretchy="false">→</math:mo>
        </math:mover>
      </math:mrow>
      <math:mrow>
        <math:mo math:stretchy="false">(</math:mo>
        <math:mover math:accent="true">
          <math:msub>
            <math:mi math:fontstyle="normal">x</math:mi>
            <math:mn>1</math:mn>
          </math:msub>
          <math:mo math:stretchy="false">→</math:mo>
        </math:mover>
        <math:mo math:stretchy="false">)</math:mo>
      </math:mrow>
      <math:mrow>
        <math:mrow>
          <math:mo math:stretchy="false">(</math:mo>
          <math:mrow>
            <math:mover math:accent="true">
              <math:mi math:fontstyle="normal">x</math:mi>
              <math:mo math:stretchy="false">→</math:mo>
            </math:mover>
            <math:mo math:stretchy="false">−</math:mo>
            <math:mover math:accent="true">
              <math:msub>
                <math:mi math:fontstyle="normal">x</math:mi>
                <math:mn>1</math:mn>
              </math:msub>
              <math:mo math:stretchy="false">→</math:mo>
            </math:mover>
          </math:mrow>
          <math:mo math:stretchy="false">)</math:mo>
        </math:mrow>
        <math:mo math:stretchy="false">+</math:mo>
        <math:mover math:accent="true">
          <math:msub>
            <math:mi math:fontstyle="normal">R</math:mi>
            <math:mn>1</math:mn>
          </math:msub>
          <math:mo math:stretchy="false">→</math:mo>
        </math:mover>
      </math:mrow>
    </math:mrow>
    <math:annotation math:encoding="StarMath 5.0">{

{widevec x_1} = {widevec g}({widevec x}) = {widevec g}({widevec x_1}) + {widevec g}({widevec x_1})({widevec x} - {widevec x_1}) + {widevec R_1}

}</math:annotation>
  </math:semantics>
</math:math>
</file>